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94e742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ffc75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e742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4">
      <style:graphic-properties draw:stroke="none" draw:fill="none" fo:min-height="3.275cm"/>
    </style:style>
    <style:style style:name="pr3" style:family="presentation" style:parent-style-name="Padrão-title" style:list-style-name="L4">
      <style:graphic-properties draw:stroke="none" draw:fill="none" fo:min-height="3.275cm"/>
    </style:style>
    <style:style style:name="pr4" style:family="presentation" style:parent-style-name="Padrão-title" style:list-style-name="L4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1.774cm"/>
    </style:style>
    <style:style style:name="pr16" style:family="presentation" style:parent-style-name="Padrão-outline1" style:list-style-name="L2">
      <style:graphic-properties draw:auto-grow-height="true" fo:min-height="11.774cm"/>
    </style:style>
    <style:style style:name="pr17" style:family="presentation" style:parent-style-name="Padrão-outline1" style:list-style-name="L2">
      <style:graphic-properties draw:auto-grow-height="true" fo:min-height="11.774cm"/>
    </style:style>
    <style:style style:name="pr18" style:family="presentation" style:parent-style-name="Padrão-outline1" style:list-style-name="L2">
      <style:graphic-properties draw:auto-grow-height="true" fo:min-height="11.774cm"/>
    </style:style>
    <style:style style:name="pr19" style:family="presentation" style:parent-style-name="Padrão-outline1" style:list-style-name="L2">
      <style:graphic-properties draw:auto-grow-height="true" fo:min-height="11.774cm"/>
    </style:style>
    <style:style style:name="pr20" style:family="presentation" style:parent-style-name="Padrão-outline1" style:list-style-name="L2">
      <style:graphic-properties draw:auto-grow-height="true" fo:min-height="11.774cm"/>
    </style:style>
    <style:style style:name="pr21" style:family="presentation" style:parent-style-name="Padrão-outline1" style:list-style-name="L3">
      <style:graphic-properties draw:auto-grow-height="true" fo:min-height="11.774cm"/>
    </style:style>
    <style:style style:name="pr22" style:family="presentation" style:parent-style-name="Padrão-outline1" style:list-style-name="L3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16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0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1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9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0" style:family="text">
      <style:text-properties fo:font-family="'Gill Sans MT'" style:font-family-generic="swiss" style:font-pitch="variable" fo:font-size="32pt" style:font-size-asian="32pt" style:font-size-complex="32pt"/>
    </style:style>
    <style:style style:name="T11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2" style:family="text"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T13" style:family="text"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T14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5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6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7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8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3" draw:text-style-name="P8" draw:layer="layout" svg:width="7.377cm" svg:height="2.459cm" svg:x="5cm" svg:y="5.6cm">
          <text:p text:style-name="P3"><text:span text:style-name="T7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5cm" svg:y="8.55cm">
          <text:p text:style-name="P3"><text:span text:style-name="T7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6cm" svg:x="5cm" svg:y="11.5cm">
          <text:p text:style-name="P3"><text:span text:style-name="T7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5cm" svg:y="14.451cm">
          <text:p text:style-name="P3"><text:span text:style-name="T7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5cm" svg:y="17.401cm">
          <text:p text:style-name="P3"><text:span text:style-name="T7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14.443cm" svg:y="5.6cm">
          <text:p text:style-name="P3"><text:span text:style-name="T7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14.443cm" svg:y="8.55cm">
          <text:p text:style-name="P3"><text:span text:style-name="T7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6cm" svg:x="14.443cm" svg:y="11.5cm">
          <text:p text:style-name="P3"><text:span text:style-name="T7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14.443cm" svg:y="14.451cm">
          <text:p text:style-name="P3"><text:span text:style-name="T7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14.443cm" svg:y="17.401cm">
          <text:p text:style-name="P3"><text:span text:style-name="T7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8">Módul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8">1</text:span><text:span text:style-name="T9">ª iteração – 5 histórias</text:span></text:p>
          </draw:text-box>
        </draw:frame>
        <draw:custom-shape draw:style-name="gr4" draw:text-style-name="P11" draw:layer="layout" svg:width="2.483cm" svg:height="2.483cm" svg:x="5cm" svg:y="5.5cm">
          <text:p text:style-name="P3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5cm" svg:y="8.604cm">
          <text:p text:style-name="P3"><text:span text:style-name="T10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5cm" svg:y="11.708cm">
          <text:p text:style-name="P3"><text:span text:style-name="T10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5cm" svg:y="14.813cm">
          <text:p text:style-name="P3"><text:span text:style-name="T10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5cm" svg:y="17.917cm">
          <text:p text:style-name="P3"><text:span text:style-name="T10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483cm" svg:height="2.483cm" svg:x="8.103cm" svg:y="5.5cm">
          <text:p text:style-name="P3"><text:span text:style-name="T1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8.103cm" svg:y="8.604cm">
          <text:p text:style-name="P3"><text:span text:style-name="T10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8.103cm" svg:y="11.708cm">
          <text:p text:style-name="P3"><text:span text:style-name="T10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8.103cm" svg:y="14.813cm">
          <text:p text:style-name="P3"><text:span text:style-name="T10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8.103cm" svg:y="17.917cm">
          <text:p text:style-name="P3"><text:span text:style-name="T10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483cm" svg:height="2.483cm" svg:x="11.207cm" svg:y="5.5cm">
          <text:p text:style-name="P3"><text:span text:style-name="T10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1.207cm" svg:y="8.604cm">
          <text:p text:style-name="P3"><text:span text:style-name="T10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1.207cm" svg:y="11.708cm">
          <text:p text:style-name="P3"><text:span text:style-name="T10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11.207cm" svg:y="14.813cm">
          <text:p text:style-name="P3"><text:span text:style-name="T10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11.207cm" svg:y="17.917cm">
          <text:p text:style-name="P3"><text:span text:style-name="T10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483cm" svg:height="2.483cm" svg:x="14.31cm" svg:y="5.5cm">
          <text:p text:style-name="P3"><text:span text:style-name="T10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4.31cm" svg:y="8.604cm">
          <text:p text:style-name="P3"><text:span text:style-name="T10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4.31cm" svg:y="11.708cm">
          <text:p text:style-name="P3"><text:span text:style-name="T10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483cm" svg:height="2.483cm" svg:x="14.31cm" svg:y="14.813cm">
          <text:p text:style-name="P3"><text:span text:style-name="T10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14.31cm" svg:y="17.917cm">
          <text:p text:style-name="P3"><text:span text:style-name="T10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483cm" svg:height="2.483cm" svg:x="17.414cm" svg:y="5.5cm">
          <text:p text:style-name="P3"><text:span text:style-name="T10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7.414cm" svg:y="8.604cm">
          <text:p text:style-name="P3"><text:span text:style-name="T10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17.414cm" svg:y="11.708cm">
          <text:p text:style-name="P3"><text:span text:style-name="T10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17.414cm" svg:y="14.813cm">
          <text:p text:style-name="P3"><text:span text:style-name="T10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17.414cm" svg:y="17.917cm">
          <text:p text:style-name="P3"><text:span text:style-name="T10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20.517cm" svg:y="5.5cm">
          <text:p text:style-name="P3"><text:span text:style-name="T10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20.517cm" svg:y="8.604cm">
          <text:p text:style-name="P3"><text:span text:style-name="T10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4cm" svg:x="20.517cm" svg:y="11.708cm">
          <text:p text:style-name="P3"><text:span text:style-name="T10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20.517cm" svg:y="14.813cm">
          <text:p text:style-name="P3"><text:span text:style-name="T10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2.483cm" svg:height="2.483cm" svg:x="20.517cm" svg:y="17.917cm">
          <text:p text:style-name="P3"><text:span text:style-name="T10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2</text:span><text:span text:style-name="T9">ª iteração – 4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3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3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5cm" svg:y="11.708cm">
          <text:p text:style-name="P3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3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7.917cm">
          <text:p text:style-name="P3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3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3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8.103cm" svg:y="11.708cm">
          <text:p text:style-name="P3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4.813cm">
          <text:p text:style-name="P3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3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3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3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3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3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7.917cm">
          <text:p text:style-name="P3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3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8.604cm">
          <text:p text:style-name="P3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11.708cm">
          <text:p text:style-name="P3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3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4.31cm" svg:y="17.917cm">
          <text:p text:style-name="P3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3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3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3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3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3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5.5cm">
          <text:p text:style-name="P3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3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11.708cm">
          <text:p text:style-name="P3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3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17.917cm">
          <text:p text:style-name="P3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3</text:span><text:span text:style-name="T9">ª iteração</text:span></text:p>
          </draw:text-box>
        </draw:frame>
        <draw:custom-shape draw:style-name="gr4" draw:text-style-name="P12" draw:layer="layout" svg:width="2.483cm" svg:height="2.483cm" svg:x="5cm" svg:y="5.5cm">
          <text:p text:style-name="P3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3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3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3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3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3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3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3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4.813cm">
          <text:p text:style-name="P3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3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3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3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3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3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3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3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8.604cm">
          <text:p text:style-name="P3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11.708cm">
          <text:p text:style-name="P3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3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3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3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3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3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3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3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5.5cm">
          <text:p text:style-name="P3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3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11.708cm">
          <text:p text:style-name="P3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3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17.917cm">
          <text:p text:style-name="P3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3</text:span><text:span text:style-name="T9">ª iteração</text:span></text:p>
          </draw:text-box>
        </draw:frame>
        <draw:custom-shape draw:style-name="gr4" draw:text-style-name="P12" draw:layer="layout" svg:width="2.483cm" svg:height="2.483cm" svg:x="5cm" svg:y="5.5cm">
          <text:p text:style-name="P3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3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3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3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3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3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3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3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4.813cm">
          <text:p text:style-name="P3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3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3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3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3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3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3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3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8.604cm">
          <text:p text:style-name="P3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11.708cm">
          <text:p text:style-name="P3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3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3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3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3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3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3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3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5.5cm">
          <text:p text:style-name="P3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3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11.708cm">
          <text:p text:style-name="P3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3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17.917cm">
          <text:p text:style-name="P3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8.604cm">
          <text:p text:style-name="P3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11.708cm">
          <text:p text:style-name="P3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483cm" svg:height="2.483cm" svg:x="2.001cm" svg:y="14.813cm">
          <text:p text:style-name="P3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3.518cm" svg:y="8.604cm">
          <text:p text:style-name="P3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3.518cm" svg:y="11.708cm">
          <text:p text:style-name="P3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3cm" svg:x="23.518cm" svg:y="14.813cm">
          <text:p text:style-name="P3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3</text:span><text:span text:style-name="T9">ª iteração – 7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3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3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3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3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3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3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3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3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4.813cm">
          <text:p text:style-name="P3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3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3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3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3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3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3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3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8.604cm">
          <text:p text:style-name="P3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11.708cm">
          <text:p text:style-name="P3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3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3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3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3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3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3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3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5.5cm">
          <text:p text:style-name="P3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3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11.708cm">
          <text:p text:style-name="P3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3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17.917cm">
          <text:p text:style-name="P3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8.604cm">
          <text:p text:style-name="P3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11.708cm">
          <text:p text:style-name="P3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483cm" svg:height="2.483cm" svg:x="2.001cm" svg:y="14.813cm">
          <text:p text:style-name="P3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3.518cm" svg:y="8.604cm">
          <text:p text:style-name="P3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3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3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3</text:span><text:span text:style-name="T9">ª iteração – 7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14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14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14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14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14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14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14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14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4.813cm">
          <text:p text:style-name="P14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14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14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14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14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14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14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14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8.604cm">
          <text:p text:style-name="P14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4.31cm" svg:y="11.708cm">
          <text:p text:style-name="P14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14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14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14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14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14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14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14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5.5cm">
          <text:p text:style-name="P14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14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11.708cm">
          <text:p text:style-name="P14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14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20.517cm" svg:y="17.917cm">
          <text:p text:style-name="P14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8.604cm">
          <text:p text:style-name="P14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.001cm" svg:y="11.708cm">
          <text:p text:style-name="P14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2.483cm" svg:height="2.483cm" svg:x="2.001cm" svg:y="14.813cm">
          <text:p text:style-name="P14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483cm" svg:height="2.484cm" svg:x="23.518cm" svg:y="8.604cm">
          <text:p text:style-name="P14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14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14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4</text:span><text:span text:style-name="T9">ª iteração – 9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14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14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14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5cm" svg:y="14.813cm">
          <text:p text:style-name="P14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14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14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14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14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8.103cm" svg:y="14.813cm">
          <text:p text:style-name="P14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14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14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14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14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14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14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14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8.604cm">
          <text:p text:style-name="P14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11.708cm">
          <text:p text:style-name="P14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14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14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14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14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14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14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14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7cm" svg:y="8.604cm">
          <text:p text:style-name="P14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7cm" svg:y="11.708cm">
          <text:p text:style-name="P14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14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20.517cm" svg:y="17.917cm">
          <text:p text:style-name="P14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8.604cm">
          <text:p text:style-name="P14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11.708cm">
          <text:p text:style-name="P14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.001cm" svg:y="14.813cm">
          <text:p text:style-name="P14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8.604cm">
          <text:p text:style-name="P14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14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14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8cm" svg:y="5.504cm">
          <text:p text:style-name="P14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5</text:span><text:span text:style-name="T9">ª iteração – 2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3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3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3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3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3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3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3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8.103cm" svg:y="14.813cm">
          <text:p text:style-name="P3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3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3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3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3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3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3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3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8.604cm">
          <text:p text:style-name="P3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11.708cm">
          <text:p text:style-name="P3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3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3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3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3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11.708cm">
          <text:p text:style-name="P3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3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7.917cm">
          <text:p text:style-name="P3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7cm" svg:y="11.708cm">
          <text:p text:style-name="P3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3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20.517cm" svg:y="17.917cm">
          <text:p text:style-name="P3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8.604cm">
          <text:p text:style-name="P3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11.708cm">
          <text:p text:style-name="P3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.001cm" svg:y="14.813cm">
          <text:p text:style-name="P3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8.604cm">
          <text:p text:style-name="P3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3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3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8cm" svg:y="8.608cm">
          <text:p text:style-name="P3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.001cm" svg:y="14.818cm">
          <text:p text:style-name="P3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9cm" svg:y="5.504cm">
          <text:p text:style-name="P14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6</text:span><text:span text:style-name="T9">ª iteração – 2 histórias</text:span></text:p>
          </draw:text-box>
        </draw:frame>
        <draw:custom-shape draw:style-name="gr4" draw:text-style-name="P12" draw:layer="layout" svg:width="2.483cm" svg:height="2.483cm" svg:x="5cm" svg:y="5.5cm">
          <text:p text:style-name="P14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14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14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14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14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14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14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8.103cm" svg:y="14.813cm">
          <text:p text:style-name="P14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14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14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14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14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14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14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14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8.604cm">
          <text:p text:style-name="P14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11.708cm">
          <text:p text:style-name="P14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14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14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14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14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14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7cm" svg:y="11.708cm">
          <text:p text:style-name="P14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14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20.517cm" svg:y="17.917cm">
          <text:p text:style-name="P14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8.604cm">
          <text:p text:style-name="P14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11.708cm">
          <text:p text:style-name="P14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.001cm" svg:y="14.813cm">
          <text:p text:style-name="P14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8.604cm">
          <text:p text:style-name="P14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14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14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8cm" svg:y="8.608cm">
          <text:p text:style-name="P14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.001cm" svg:y="14.818cm">
          <text:p text:style-name="P14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7.418cm" svg:y="17.918cm">
          <text:p text:style-name="P14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7.418cm" svg:y="11.708cm">
          <text:p text:style-name="P14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20.519cm" svg:y="5.504cm">
          <text:p text:style-name="P14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7</text:span><text:span text:style-name="T9">ª iteração – 1 história</text:span></text:p>
          </draw:text-box>
        </draw:frame>
        <draw:custom-shape draw:style-name="gr4" draw:text-style-name="P12" draw:layer="layout" svg:width="2.483cm" svg:height="2.483cm" svg:x="5cm" svg:y="5.5cm">
          <text:p text:style-name="P14"><text:span text:style-name="T1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5cm" svg:y="8.604cm">
          <text:p text:style-name="P14"><text:span text:style-name="T1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5cm" svg:y="11.708cm">
          <text:p text:style-name="P14"><text:span text:style-name="T12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cm" svg:y="17.917cm">
          <text:p text:style-name="P14"><text:span text:style-name="T12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8.103cm" svg:y="5.5cm">
          <text:p text:style-name="P14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8.103cm" svg:y="8.604cm">
          <text:p text:style-name="P14"><text:span text:style-name="T1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8.103cm" svg:y="11.708cm">
          <text:p text:style-name="P14"><text:span text:style-name="T12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8.103cm" svg:y="14.813cm">
          <text:p text:style-name="P14"><text:span text:style-name="T12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8.103cm" svg:y="17.917cm">
          <text:p text:style-name="P14"><text:span text:style-name="T12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1.207cm" svg:y="5.5cm">
          <text:p text:style-name="P14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4cm" svg:x="11.207cm" svg:y="8.604cm">
          <text:p text:style-name="P14"><text:span text:style-name="T1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1.207cm" svg:y="11.708cm">
          <text:p text:style-name="P14"><text:span text:style-name="T12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1.207cm" svg:y="14.813cm">
          <text:p text:style-name="P14"><text:span text:style-name="T12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1.207cm" svg:y="17.917cm">
          <text:p text:style-name="P14"><text:span text:style-name="T12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5.5cm">
          <text:p text:style-name="P14"><text:span text:style-name="T1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8.604cm">
          <text:p text:style-name="P14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4.31cm" svg:y="11.708cm">
          <text:p text:style-name="P14"><text:span text:style-name="T12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4.31cm" svg:y="14.813cm">
          <text:p text:style-name="P14"><text:span text:style-name="T12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4.31cm" svg:y="17.917cm">
          <text:p text:style-name="P14"><text:span text:style-name="T12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17.414cm" svg:y="5.5cm">
          <text:p text:style-name="P14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4cm" svg:x="17.414cm" svg:y="8.604cm">
          <text:p text:style-name="P14"><text:span text:style-name="T12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2.483cm" svg:height="2.483cm" svg:x="17.414cm" svg:y="14.813cm">
          <text:p text:style-name="P14"><text:span text:style-name="T12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20.517cm" svg:y="5.5cm">
          <text:p text:style-name="P14"><text:span text:style-name="T1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7cm" svg:y="11.708cm">
          <text:p text:style-name="P14"><text:span text:style-name="T12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2.483cm" svg:height="2.483cm" svg:x="20.517cm" svg:y="14.813cm">
          <text:p text:style-name="P14"><text:span text:style-name="T12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20.517cm" svg:y="17.917cm">
          <text:p text:style-name="P14"><text:span text:style-name="T12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8.604cm">
          <text:p text:style-name="P14"><text:span text:style-name="T13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.001cm" svg:y="11.708cm">
          <text:p text:style-name="P14"><text:span text:style-name="T13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.001cm" svg:y="14.813cm">
          <text:p text:style-name="P14"><text:span text:style-name="T13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8.604cm">
          <text:p text:style-name="P14"><text:span text:style-name="T13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4cm" svg:x="23.518cm" svg:y="11.708cm">
          <text:p text:style-name="P14"><text:span text:style-name="T13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483cm" svg:height="2.483cm" svg:x="23.518cm" svg:y="14.813cm">
          <text:p text:style-name="P14"><text:span text:style-name="T13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20.518cm" svg:y="8.608cm">
          <text:p text:style-name="P14"><text:span text:style-name="T12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5.001cm" svg:y="14.818cm">
          <text:p text:style-name="P14"><text:span text:style-name="T12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3cm" svg:x="17.418cm" svg:y="17.918cm">
          <text:p text:style-name="P14"><text:span text:style-name="T12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2.483cm" svg:height="2.484cm" svg:x="17.418cm" svg:y="11.708cm">
          <text:p text:style-name="P14"><text:span text:style-name="T12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Resultados</text:span></text:p>
          </draw:text-box>
        </draw:frame>
        <draw:frame presentation:style-name="pr6" draw:text-style-name="P15" draw:layer="layout" svg:width="25.199cm" svg:height="2.645cm" svg:x="1.406cm" svg:y="3.105cm" presentation:class="title" presentation:user-transformed="true">
          <draw:text-box>
            <text:p text:style-name="P1"><text:span text:style-name="T14">Histórias</text:span></text:p>
          </draw:text-box>
        </draw:frame>
        <draw:frame presentation:style-name="pr8" draw:text-style-name="P16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9" draw:text-style-name="P16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30 histórias planejadas</text:span></text:p>
              </text:list-item>
              <text:list-item>
                <text:p text:style-name="P17"><text:span text:style-name="T15"><text:s/></text:span><text:span text:style-name="T15">6 histórias não-planejadas</text:span></text:p>
              </text:list-item>
              <text:list-item>
                <text:p text:style-name="P17"><text:span text:style-name="T15"><text:s/></text:span><text:span text:style-name="T15">31 histórias implementadas</text:span></text:p>
              </text:list-item>
              <text:list-item>
                <text:p text:style-name="P17"><text:span text:style-name="T15"><text:s/></text:span><text:span text:style-name="T15">Total de 80% cartões desenvolvi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8" draw:text-style-name="P11" draw:layer="layout" svg:width="7.377cm" svg:height="2.459cm" svg:x="5cm" svg:y="5.6cm">
          <text:p text:style-name="P3"><text:span text:style-name="T10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7.377cm" svg:height="2.46cm" svg:x="5cm" svg:y="11.5cm">
          <text:p text:style-name="P3"><text:span text:style-name="T10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7.377cm" svg:height="2.459cm" svg:x="5cm" svg:y="14.451cm">
          <text:p text:style-name="P3"><text:span text:style-name="T10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7.377cm" svg:height="2.459cm" svg:x="5cm" svg:y="17.401cm">
          <text:p text:style-name="P3"><text:span text:style-name="T10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377cm" svg:height="2.459cm" svg:x="14.443cm" svg:y="5.6cm">
          <text:p text:style-name="P3"><text:span text:style-name="T10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.377cm" svg:height="2.459cm" svg:x="14.443cm" svg:y="8.55cm">
          <text:p text:style-name="P3"><text:span text:style-name="T10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7.377cm" svg:height="2.46cm" svg:x="14.443cm" svg:y="11.5cm">
          <text:p text:style-name="P3"><text:span text:style-name="T10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.377cm" svg:height="2.459cm" svg:x="14.443cm" svg:y="14.451cm">
          <text:p text:style-name="P3"><text:span text:style-name="T10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7.377cm" svg:height="2.459cm" svg:x="14.443cm" svg:y="17.401cm">
          <text:p text:style-name="P3"><text:span text:style-name="T10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5" draw:layer="layout" svg:width="25.199cm" svg:height="2.645cm" svg:x="1.407cm" svg:y="3.106cm" presentation:class="title" presentation:user-transformed="true">
          <draw:text-box>
            <text:p text:style-name="P1"><text:span text:style-name="T14">Módulos desenvolvidos</text:span></text:p>
          </draw:text-box>
        </draw:frame>
        <draw:custom-shape draw:style-name="gr8" draw:text-style-name="P8" draw:layer="layout" svg:width="7.377cm" svg:height="2.459cm" svg:x="5.044cm" svg:y="8.551cm">
          <text:p text:style-name="P3"><text:span text:style-name="T10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1</text:span><text:span text:style-name="T9">ª iteração</text:span></text:p>
          </draw:text-box>
        </draw:frame>
        <draw:frame presentation:style-name="pr10" draw:text-style-name="P16" draw:layer="layout" svg:width="25.199cm" svg:height="11.774cm" svg:x="1.301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Autenticação no sistema</text:span></text:p>
              </text:list-item>
              <text:list-item>
                <text:p text:style-name="P17"><text:span text:style-name="T15"><text:s/></text:span><text:span text:style-name="T15">Cadastro de usuário</text:span></text:p>
              </text:list-item>
              <text:list-item>
                <text:p text:style-name="P17"><text:span text:style-name="T15"><text:s/></text:span><text:span text:style-name="T15">Criação, edição e visualização de perfil</text:span></text:p>
              </text:list-item>
              <text:list-item>
                <text:p text:style-name="P17"><text:span text:style-name="T15"><text:s/></text:span><text:span text:style-name="T15">Interface administra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2</text:span><text:span text:style-name="T9">ª iteração</text:span></text:p>
          </draw:text-box>
        </draw:frame>
        <draw:frame presentation:style-name="pr11" draw:text-style-name="P16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Autenticação no sistema</text:span></text:p>
              </text:list-item>
              <text:list-item>
                <text:p text:style-name="P17"><text:span text:style-name="T15"><text:s/></text:span><text:span text:style-name="T15">Cadastro de usuário</text:span></text:p>
              </text:list-item>
              <text:list-item>
                <text:p text:style-name="P17"><text:span text:style-name="T15"><text:s/></text:span><text:span text:style-name="T15">Criação, edição e visualização de perfil</text:span></text:p>
              </text:list-item>
              <text:list-item>
                <text:p text:style-name="P17"><text:span text:style-name="T15"><text:s/></text:span><text:span text:style-name="T15">Interface administrativa</text:span></text:p>
              </text:list-item>
            </text:list>
          </draw:text-box>
        </draw:frame>
        <draw:frame presentation:style-name="pr12" draw:text-style-name="P16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Visualização de projetos</text:span></text:p>
              </text:list-item>
              <text:list-item>
                <text:p text:style-name="P17"><text:span text:style-name="T15"><text:s/></text:span><text:span text:style-name="T15">Visualização de participantes de um projeto</text:span></text:p>
              </text:list-item>
              <text:list-item>
                <text:p text:style-name="P17"><text:span text:style-name="T15"><text:s/></text:span><text:span text:style-name="T15">Vídeo</text:span></text:p>
              </text:list-item>
              <text:list-item>
                <text:p text:style-name="P17"><text:span text:style-name="T15"><text:s/></text:span><text:span text:style-name="T15">Gerenciamento de usuários no 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3</text:span><text:span text:style-name="T9">ª iteração</text:span></text:p>
          </draw:text-box>
        </draw:frame>
        <draw:frame presentation:style-name="pr13" draw:text-style-name="P16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Visualização de projetos</text:span></text:p>
              </text:list-item>
              <text:list-item>
                <text:p text:style-name="P17"><text:span text:style-name="T15"><text:s/></text:span><text:span text:style-name="T15">Visualização de participantes de um projeto</text:span></text:p>
              </text:list-item>
              <text:list-item>
                <text:p text:style-name="P17"><text:span text:style-name="T15"><text:s/></text:span><text:span text:style-name="T15">Vídeo</text:span></text:p>
              </text:list-item>
              <text:list-item>
                <text:p text:style-name="P17"><text:span text:style-name="T15"><text:s/></text:span><text:span text:style-name="T15">Gerenciamento de usuários no Admin</text:span></text:p>
              </text:list-item>
            </text:list>
          </draw:text-box>
        </draw:frame>
        <draw:frame presentation:style-name="pr14" draw:text-style-name="P16" draw:layer="layout" svg:width="25.199cm" svg:height="13.312cm" svg:x="1.303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Suporte a amigos</text:span></text:p>
              </text:list-item>
              <text:list-item>
                <text:p text:style-name="P17"><text:span text:style-name="T15"><text:s/></text:span><text:span text:style-name="T15">Projetos prediletos</text:span></text:p>
              </text:list-item>
              <text:list-item>
                <text:p text:style-name="P17"><text:span text:style-name="T15"><text:s/></text:span><text:span text:style-name="T15">Gerenciamento de conteúdo</text:span></text:p>
              </text:list-item>
              <text:list-item>
                <text:p text:style-name="P17"><text:span text:style-name="T15"><text:s/></text:span><text:span text:style-name="T15">Prêmios</text:span></text:p>
              </text:list-item>
              <text:list-item>
                <text:p text:style-name="P17"><text:span text:style-name="T15"><text:s/></text:span><text:span text:style-name="T15">Instituições</text:span></text:p>
              </text:list-item>
              <text:list-item>
                <text:p text:style-name="P17"><text:span text:style-name="T15"><text:s/></text:span><text:span text:style-name="T15">Suporte a tags</text:span></text:p>
              </text:list-item>
              <text:list-item>
                <text:p text:style-name="P17"><text:span text:style-name="T15"><text:s/></text:span><text:span text:style-name="T15">Páginas estáti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4</text:span><text:span text:style-name="T9">ª iteração</text:span></text:p>
          </draw:text-box>
        </draw:frame>
        <draw:frame presentation:style-name="pr15" draw:text-style-name="P16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Visualização de projetos</text:span></text:p>
              </text:list-item>
              <text:list-item>
                <text:p text:style-name="P17"><text:span text:style-name="T15"><text:s/></text:span><text:span text:style-name="T15">Visualização de participantes de um projeto</text:span></text:p>
              </text:list-item>
              <text:list-item>
                <text:p text:style-name="P17"><text:span text:style-name="T15"><text:s/></text:span><text:span text:style-name="T15">Vídeo</text:span></text:p>
              </text:list-item>
              <text:list-item>
                <text:p text:style-name="P17"><text:span text:style-name="T15"><text:s/></text:span><text:span text:style-name="T15">Gerenciamento de usuários no Admin</text:span></text:p>
              </text:list-item>
            </text:list>
          </draw:text-box>
        </draw:frame>
        <draw:frame presentation:style-name="pr16" draw:text-style-name="P16" draw:layer="layout" svg:width="25.199cm" svg:height="11.774cm" svg:x="1.303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Prêmios de um projeto</text:span></text:p>
              </text:list-item>
              <text:list-item>
                <text:p text:style-name="P17"><text:span text:style-name="T15"><text:s/></text:span><text:span text:style-name="T15">Colunas</text:span></text:p>
              </text:list-item>
              <text:list-item>
                <text:p text:style-name="P17"><text:span text:style-name="T15"><text:s/></text:span><text:span text:style-name="T15">Recados / Comentários</text:span></text:p>
              </text:list-item>
              <text:list-item>
                <text:p text:style-name="P17"><text:span text:style-name="T15"><text:s/></text:span><text:span text:style-name="T15">Bus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4</text:span><text:span text:style-name="T9">ª iteração (continuação)</text:span></text:p>
          </draw:text-box>
        </draw:frame>
        <draw:frame presentation:style-name="pr17" draw:text-style-name="P16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Interface de escrita de colunas</text:span></text:p>
              </text:list-item>
              <text:list-item>
                <text:p text:style-name="P17"><text:span text:style-name="T15"><text:s/></text:span><text:span text:style-name="T15">Preenchimento do banco de dados</text:span></text:p>
              </text:list-item>
              <text:list-item>
                <text:p text:style-name="P17"><text:span text:style-name="T15"><text:s/></text:span><text:span text:style-name="T15">Home Page</text:span></text:p>
              </text:list-item>
              <text:list-item>
                <text:p text:style-name="P17"><text:span text:style-name="T15"><text:s/></text:span><text:span text:style-name="T15">Listagens</text:span></text:p>
              </text:list-item>
              <text:list-item>
                <text:p text:style-name="P17"><text:span text:style-name="T15"><text:s/></text:span><text:span text:style-name="T15">Criação de templ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5</text:span><text:span text:style-name="T9">ª iteração</text:span></text:p>
          </draw:text-box>
        </draw:frame>
        <draw:frame presentation:style-name="pr18" draw:text-style-name="P16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Diário de bordo de um projeto (postagem, edição)</text:span></text:p>
              </text:list-item>
              <text:list-item>
                <text:p text:style-name="P17"><text:span text:style-name="T15"><text:s/></text:span><text:span text:style-name="T15">RSS de Diario de Bor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6</text:span><text:span text:style-name="T9">ª iteração</text:span></text:p>
          </draw:text-box>
        </draw:frame>
        <draw:frame presentation:style-name="pr19" draw:text-style-name="P16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7"><text:span text:style-name="T15"><text:s/></text:span><text:span text:style-name="T15">Cadastro de novo projeto</text:span></text:p>
              </text:list-item>
              <text:list-item>
                <text:p text:style-name="P17"><text:span text:style-name="T15"><text:s/></text:span><text:span text:style-name="T15">Envio de mensagens a outros usuá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9" draw:layer="layout" svg:width="25.199cm" svg:height="2.645cm" svg:x="1.406cm" svg:y="3.105cm" presentation:class="title" presentation:user-transformed="true">
          <draw:text-box>
            <text:p text:style-name="P1"><text:span text:style-name="T11">7</text:span><text:span text:style-name="T9">ª iteração</text:span></text:p>
          </draw:text-box>
        </draw:frame>
        <draw:frame presentation:style-name="pr20" draw:text-style-name="P16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7"><text:span text:style-name="T16"><text:s/></text:span><text:span text:style-name="T16">Cancelamento de cadast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21" draw:text-style-name="P16" draw:layer="layout" svg:width="25.199cm" svg:height="15.758cm" svg:x="1.4cm" svg:y="4.9cm" presentation:class="outline" presentation:user-transformed="true">
          <draw:text-box>
            <text:list text:style-name="L3">
              <text:list-item>
                <text:p text:style-name="P17"><text:span text:style-name="T15">25/09-15/10: 8ª iteração</text:span></text:p>
              </text:list-item>
              <text:list-item>
                <text:p text:style-name="P17"><text:span text:style-name="T15">16/10-30/11: estudos de usabilidade </text:span></text:p>
              </text:list-item>
              <text:list-item>
                <text:p text:style-name="P17"><text:span text:style-name="T15">01/11-15/11: confecção do pôster, press releases e página de internet </text:span></text:p>
              </text:list-item>
              <text:list-item>
                <text:p text:style-name="P17"><text:span text:style-name="T15">11/11: entrega</text:span><text:span text:style-name="T16"> do pôster, press releases e página de internet </text:span></text:p>
              </text:list-item>
              <text:list-item>
                <text:p text:style-name="P17"><text:span text:style-name="T15">16/11: </text:span><text:span text:style-name="T16">entrega do 6º documento de acompanhamento</text:span></text:p>
              </text:list-item>
              <text:list-item>
                <text:p text:style-name="P17"><text:span text:style-name="T15">18/11: 6ª apresentação de </text:span><text:span text:style-name="T16">acompanha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22" draw:text-style-name="P16" draw:layer="layout" svg:width="25.199cm" svg:height="11.812cm" svg:x="1.4cm" svg:y="4.9cm" presentation:class="outline" presentation:user-transformed="true">
          <draw:text-box>
            <text:list text:style-name="L3">
              <text:list-item>
                <text:p text:style-name="P17"><text:span text:style-name="T15">01/12-06/12: Finalização da monografia do Projeto de Formatura</text:span></text:p>
              </text:list-item>
              <text:list-item>
                <text:p text:style-name="P17"><text:span text:style-name="T15">07/12: entrega</text:span><text:span text:style-name="T16"> da monografia do Projeto de Formatura</text:span></text:p>
              </text:list-item>
              <text:list-item>
                <text:p text:style-name="P17"><text:span text:style-name="T15">14/12: </text:span><text:span text:style-name="T16">demonstração prática do Projeto de Formatura</text:span></text:p>
              </text:list-item>
              <text:list-item>
                <text:p text:style-name="P17"><text:span text:style-name="T15">15/12: banca do Projeto de Format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1" draw:text-style-name="P19" draw:layer="layout" svg:width="25.199cm" svg:height="3.507cm" svg:x="1.4cm" svg:y="2.837cm" presentation:class="title" presentation:user-transformed="true">
          <draw:text-box>
            <text:p text:style-name="P18"><text:span text:style-name="T6">Muito obrigado!</text:span></text:p>
          </draw:text-box>
        </draw:frame>
        <draw:frame presentation:style-name="pr1" draw:text-style-name="P20" draw:layer="layout" svg:width="25.199cm" svg:height="3.507cm" svg:x="1.401cm" svg:y="5.838cm" presentation:class="title" presentation:user-transformed="true">
          <draw:text-box>
            <text:p text:style-name="P18"><text:span text:style-name="T17">Perguntas?</text:span></text:p>
          </draw:text-box>
        </draw:frame>
        <draw:frame presentation:style-name="pr1" draw:text-style-name="P21" draw:layer="layout" svg:width="25.199cm" svg:height="3.507cm" svg:x="1.401cm" svg:y="12.638cm" presentation:class="title" presentation:user-transformed="true">
          <draw:text-box>
            <text:p text:style-name="P18"><text:span text:style-name="T18">leandrobiazon@gmail.com</text:span></text:p>
          </draw:text-box>
        </draw:frame>
        <draw:frame presentation:style-name="pr1" draw:text-style-name="P21" draw:layer="layout" svg:width="25.199cm" svg:height="3.507cm" svg:x="1.5cm" svg:y="14.7cm" presentation:class="title" presentation:user-transformed="true">
          <draw:text-box>
            <text:p text:style-name="P18"><text:span text:style-name="T18"><text:a xlink:href="mailto:nathalia.sautchuk@gmail.com">nathalia.sautchuk@gmail.com</text:a></text:span></text:p>
          </draw:text-box>
        </draw:frame>
        <draw:frame draw:style-name="gr10" draw:text-style-name="P18" draw:layer="layout" svg:width="19.514cm" svg:height="2.055cm" svg:x="4.5cm" svg:y="17.945cm">
          <draw:text-box>
            <text:p text:style-name="P18"><text:span text:style-name="T18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10-08T00:27:33</dc:date>
    <meta:editing-cycles>77</meta:editing-cycles>
    <meta:editing-duration>PT18H16M05S</meta:editing-duration>
    <meta:document-statistic meta:object-count="502"/>
    <meta:user-defined meta:name="Informações 1"/>
    <meta:user-defined meta:name="Informações 2"/>
    <meta:user-defined meta:name="Informações 3"/>
    <meta:user-defined meta:name="Informações 4"/>
  </office:meta>
</office:document-meta>
</file>